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76451598369287793"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407038956023357294"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22706589483185018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498181998445413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971327894655683226"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85798415496226458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41719675894372743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8515894632510630119"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5776494" text:continue-list="list841719675894372743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56921021732297641"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66520"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4663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772989"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768780"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46689"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uo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23"><text:soft-page-break/>Sat Jan 2, 2021 <text:s/>40 minutes on the elliptical at variuos pace.</text:p>
      <text:p text:style-name="P23"/>
      <text:p text:style-name="P23">Sun Jan 3, 2020 30 minutes on the elliptical</text:p>
      <text:p text:style-name="P23"><text:span text:style-name="T1">Warm up: </text:span><text:s/>10 minutes at “speed” of about 16.5</text:p>
      <text:p text:style-name="P10">Intervals:<text:span text:style-name="T2"> <text:s/>4 x 2:00 at a “speed” of about 21.5 with a 3:00 slow pace after each. </text:span></text:p>
      <text:p text:style-name="P23"/>
      <text:p text:style-name="P23"/>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482151716127421015"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03T15:53:17.74</dc:date>
    <dc:creator>James Lombardi</dc:creator>
    <meta:editing-duration>P9DT4H30M45S</meta:editing-duration>
    <meta:editing-cycles>784</meta:editing-cycles>
    <meta:generator>OpenOffice/4.1.2$Win32 OpenOffice.org_project/412m3$Build-9782</meta:generator>
    <meta:document-statistic meta:table-count="0" meta:image-count="2" meta:object-count="0" meta:page-count="87" meta:paragraph-count="2398" meta:word-count="27074" meta:character-count="138220"/>
  </office:meta>
</office:document-meta>
</file>